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240f" officeooo:paragraph-rsid="001a240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aac59" officeooo:paragraph-rsid="002005a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7ced" officeooo:paragraph-rsid="001e09a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cd33f" officeooo:paragraph-rsid="001cd33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142b4" officeooo:paragraph-rsid="002142b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27571" officeooo:paragraph-rsid="0022757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587de" officeooo:paragraph-rsid="002587d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77cc0" officeooo:paragraph-rsid="00277cc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dd162" officeooo:paragraph-rsid="002dd1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f0eb6" officeooo:paragraph-rsid="002f0eb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f8c4f" officeooo:paragraph-rsid="0031072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f8c4f" officeooo:paragraph-rsid="002f8c4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13848" officeooo:paragraph-rsid="0031384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26188" officeooo:paragraph-rsid="00326188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93ef6" officeooo:paragraph-rsid="00393ef6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3dc45e" officeooo:paragraph-rsid="003dc45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40bdd2" officeooo:paragraph-rsid="0040bdd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490824" officeooo:paragraph-rsid="00490824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4b8de3" officeooo:paragraph-rsid="004b8de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50457b" officeooo:paragraph-rsid="0050457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af443" officeooo:paragraph-rsid="001cd33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a240f" officeooo:paragraph-rsid="001a240f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2c9b69" officeooo:paragraph-rsid="002c9b69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005a7" officeooo:paragraph-rsid="002005a7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1aac59" officeooo:paragraph-rsid="001aac59"/>
    </style:style>
    <style:style style:name="P26" style:family="paragraph" style:parent-style-name="Standard">
      <style:paragraph-properties fo:text-align="justify" style:justify-single-word="false"/>
      <style:text-properties officeooo:rsid="001aac59" officeooo:paragraph-rsid="002f0eb6"/>
    </style:style>
    <style:style style:name="P27" style:family="paragraph" style:parent-style-name="Standard">
      <style:paragraph-properties fo:text-align="justify" style:justify-single-word="false"/>
      <style:text-properties officeooo:rsid="001af443" officeooo:paragraph-rsid="001cd33f"/>
    </style:style>
    <style:style style:name="P28" style:family="paragraph" style:parent-style-name="Standard">
      <style:paragraph-properties fo:text-align="justify" style:justify-single-word="false"/>
      <style:text-properties officeooo:rsid="001af443" officeooo:paragraph-rsid="001e09ac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aac59" officeooo:paragraph-rsid="002005a7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f8c4f" officeooo:paragraph-rsid="002f8c4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f8c4f" officeooo:paragraph-rsid="002f8c4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dc45e" officeooo:paragraph-rsid="003dc45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50457b" officeooo:paragraph-rsid="0050457b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f8c4f" officeooo:paragraph-rsid="002f8c4f" fo:background-color="#fff20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2f8c4f" officeooo:paragraph-rsid="00313848" fo:background-color="#fff20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officeooo:rsid="002142b4" officeooo:paragraph-rsid="002142b4"/>
    </style:style>
    <style:style style:name="P37" style:family="paragraph" style:parent-style-name="Standard">
      <style:paragraph-properties fo:text-align="justify" style:justify-single-word="false"/>
      <style:text-properties officeooo:rsid="002142b4" officeooo:paragraph-rsid="00310729"/>
    </style:style>
    <style:style style:name="P38" style:family="paragraph" style:parent-style-name="Standard">
      <style:paragraph-properties fo:text-align="justify" style:justify-single-word="false"/>
      <style:text-properties fo:color="#ed1c24" officeooo:rsid="002142b4" officeooo:paragraph-rsid="002142b4"/>
    </style:style>
    <style:style style:name="P39" style:family="paragraph" style:parent-style-name="Standard">
      <style:paragraph-properties fo:text-align="justify" style:justify-single-word="false"/>
      <style:text-properties fo:color="#ed1c24" officeooo:rsid="00227571" officeooo:paragraph-rsid="00227571"/>
    </style:style>
    <style:style style:name="P40" style:family="paragraph" style:parent-style-name="Standard">
      <style:paragraph-properties fo:text-align="justify" style:justify-single-word="false"/>
      <style:text-properties fo:color="#ed1c24" officeooo:rsid="0047d7f8" officeooo:paragraph-rsid="0047d7f8"/>
    </style:style>
    <style:style style:name="P41" style:family="paragraph" style:parent-style-name="Standard">
      <style:paragraph-properties fo:text-align="justify" style:justify-single-word="false"/>
      <style:text-properties officeooo:rsid="0024441d" officeooo:paragraph-rsid="0024441d"/>
    </style:style>
    <style:style style:name="P42" style:family="paragraph" style:parent-style-name="Standard">
      <style:paragraph-properties fo:text-align="justify" style:justify-single-word="false"/>
      <style:text-properties officeooo:rsid="002587de" officeooo:paragraph-rsid="002587de"/>
    </style:style>
    <style:style style:name="P43" style:family="paragraph" style:parent-style-name="Standard">
      <style:paragraph-properties fo:text-align="justify" style:justify-single-word="false"/>
      <style:text-properties officeooo:rsid="00277cc0" officeooo:paragraph-rsid="00277cc0"/>
    </style:style>
    <style:style style:name="P44" style:family="paragraph" style:parent-style-name="Standard">
      <style:paragraph-properties fo:text-align="justify" style:justify-single-word="false"/>
      <style:text-properties officeooo:rsid="00277cc0" officeooo:paragraph-rsid="002794d7"/>
    </style:style>
    <style:style style:name="P45" style:family="paragraph" style:parent-style-name="Standard">
      <style:paragraph-properties fo:text-align="justify" style:justify-single-word="false"/>
      <style:text-properties officeooo:rsid="0028d111" officeooo:paragraph-rsid="0028d111"/>
    </style:style>
    <style:style style:name="P46" style:family="paragraph" style:parent-style-name="Standard">
      <style:paragraph-properties fo:text-align="justify" style:justify-single-word="false"/>
      <style:text-properties officeooo:rsid="002f0eb6" officeooo:paragraph-rsid="002f0eb6"/>
    </style:style>
    <style:style style:name="P47" style:family="paragraph" style:parent-style-name="Standard">
      <style:paragraph-properties fo:text-align="justify" style:justify-single-word="false"/>
      <style:text-properties officeooo:rsid="002f8c4f" officeooo:paragraph-rsid="002f8c4f"/>
    </style:style>
    <style:style style:name="P48" style:family="paragraph" style:parent-style-name="Standard">
      <style:paragraph-properties fo:text-align="justify" style:justify-single-word="false"/>
      <style:text-properties fo:color="#ce181e" officeooo:paragraph-rsid="00310729"/>
    </style:style>
    <style:style style:name="P49" style:family="paragraph" style:parent-style-name="Standard">
      <style:paragraph-properties fo:text-align="justify" style:justify-single-word="false"/>
      <style:text-properties fo:color="#ce181e" officeooo:rsid="002f0eb6" officeooo:paragraph-rsid="002f0eb6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/>
      <style:text-properties officeooo:paragraph-rsid="002f8c4f"/>
    </style:style>
    <style:style style:name="P52" style:family="paragraph" style:parent-style-name="Standard">
      <style:paragraph-properties fo:text-align="justify" style:justify-single-word="false"/>
      <style:text-properties officeooo:paragraph-rsid="001aac59"/>
    </style:style>
    <style:style style:name="P53" style:family="paragraph" style:parent-style-name="Standard">
      <style:paragraph-properties fo:text-align="justify" style:justify-single-word="false"/>
      <style:text-properties officeooo:rsid="00313848" officeooo:paragraph-rsid="00313848"/>
    </style:style>
    <style:style style:name="P54" style:family="paragraph" style:parent-style-name="Standard">
      <style:paragraph-properties fo:text-align="justify" style:justify-single-word="false"/>
      <style:text-properties officeooo:rsid="00326188" officeooo:paragraph-rsid="00326188"/>
    </style:style>
    <style:style style:name="P55" style:family="paragraph" style:parent-style-name="Standard">
      <style:paragraph-properties fo:text-align="justify" style:justify-single-word="false"/>
      <style:text-properties officeooo:rsid="00326188" officeooo:paragraph-rsid="003486b7"/>
    </style:style>
    <style:style style:name="P56" style:family="paragraph" style:parent-style-name="Standard">
      <style:paragraph-properties fo:text-align="justify" style:justify-single-word="false"/>
      <style:text-properties officeooo:rsid="00326188" officeooo:paragraph-rsid="003bebdd"/>
    </style:style>
    <style:style style:name="P57" style:family="paragraph" style:parent-style-name="Standard">
      <style:paragraph-properties fo:text-align="justify" style:justify-single-word="false"/>
      <style:text-properties officeooo:rsid="00461448" officeooo:paragraph-rsid="00461448"/>
    </style:style>
    <style:style style:name="P58" style:family="paragraph" style:parent-style-name="Standard">
      <style:paragraph-properties fo:text-align="justify" style:justify-single-word="false"/>
      <style:text-properties officeooo:rsid="004b8de3" officeooo:paragraph-rsid="004b8de3"/>
    </style:style>
    <style:style style:name="P59" style:family="paragraph" style:parent-style-name="Standard">
      <style:paragraph-properties fo:text-align="justify" style:justify-single-word="false"/>
      <style:text-properties fo:font-style="italic" fo:font-weight="bold" officeooo:rsid="004a34a6" officeooo:paragraph-rsid="004a34a6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officeooo:rsid="00566154" officeooo:paragraph-rsid="00566154"/>
    </style:style>
    <style:style style:name="P61" style:family="paragraph" style:parent-style-name="Standard">
      <style:paragraph-properties fo:text-align="justify" style:justify-single-word="false"/>
      <style:text-properties officeooo:rsid="005947cf" officeooo:paragraph-rsid="005947cf"/>
    </style:style>
    <style:style style:name="P62" style:family="paragraph" style:parent-style-name="Standard">
      <style:paragraph-properties fo:text-align="justify" style:justify-single-word="false"/>
      <style:text-properties officeooo:rsid="005947cf" officeooo:paragraph-rsid="0061a8b2"/>
    </style:style>
    <style:style style:name="P63" style:family="paragraph" style:parent-style-name="Standard">
      <style:paragraph-properties fo:text-align="justify" style:justify-single-word="false"/>
      <style:text-properties fo:font-size="8pt" officeooo:rsid="005a2100" officeooo:paragraph-rsid="005a2100" style:font-size-asian="8pt" style:font-size-complex="8pt"/>
    </style:style>
    <style:style style:name="P64" style:family="paragraph" style:parent-style-name="Standard">
      <style:paragraph-properties fo:text-align="justify" style:justify-single-word="false"/>
      <style:text-properties fo:font-size="8pt" officeooo:rsid="005947cf" officeooo:paragraph-rsid="005947cf" style:font-size-asian="8pt" style:font-size-complex="8pt"/>
    </style:style>
    <style:style style:name="P65" style:family="paragraph" style:parent-style-name="Standard">
      <style:paragraph-properties fo:text-align="justify" style:justify-single-word="false"/>
      <style:text-properties fo:font-size="8pt" officeooo:rsid="005b5b1b" officeooo:paragraph-rsid="005b5b1b" style:font-size-asian="8pt" style:font-size-complex="8pt"/>
    </style:style>
    <style:style style:name="P66" style:family="paragraph" style:parent-style-name="Standard">
      <style:paragraph-properties fo:text-align="justify" style:justify-single-word="false"/>
      <style:text-properties officeooo:rsid="005b5b1b" officeooo:paragraph-rsid="005b5b1b"/>
    </style:style>
    <style:style style:name="P67" style:family="paragraph" style:parent-style-name="Standard">
      <style:paragraph-properties fo:text-align="justify" style:justify-single-word="false"/>
      <style:text-properties fo:font-size="12pt" officeooo:rsid="00313848" officeooo:paragraph-rsid="00313848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officeooo:rsid="005ddffe" officeooo:paragraph-rsid="005ddffe"/>
    </style:style>
    <style:style style:name="P69" style:family="paragraph" style:parent-style-name="Standard">
      <style:paragraph-properties fo:text-align="justify" style:justify-single-word="false"/>
      <style:text-properties officeooo:paragraph-rsid="003486b7"/>
    </style:style>
    <style:style style:name="P70" style:family="paragraph" style:parent-style-name="Standard">
      <style:paragraph-properties fo:text-align="justify" style:justify-single-word="false"/>
      <style:text-properties fo:font-size="8pt" officeooo:rsid="00313848" officeooo:paragraph-rsid="00313848" style:font-size-asian="8pt" style:font-size-complex="8pt"/>
    </style:style>
    <style:style style:name="P71" style:family="paragraph" style:parent-style-name="Standard">
      <style:paragraph-properties fo:text-align="justify" style:justify-single-word="false"/>
      <style:text-properties officeooo:rsid="0067ea74" officeooo:paragraph-rsid="00704b15"/>
    </style:style>
    <style:style style:name="P72" style:family="paragraph" style:parent-style-name="Standard">
      <style:paragraph-properties fo:text-align="justify" style:justify-single-word="false"/>
      <style:text-properties officeooo:rsid="005b5b1b" officeooo:paragraph-rsid="005b5b1b" fo:background-color="#f58220"/>
    </style:style>
    <style:style style:name="P73" style:family="paragraph" style:parent-style-name="Standard">
      <style:paragraph-properties fo:text-align="justify" style:justify-single-word="false"/>
      <style:text-properties officeooo:rsid="005947cf" officeooo:paragraph-rsid="005947cf" fo:background-color="#f58220"/>
    </style:style>
    <style:style style:name="P74" style:family="paragraph" style:parent-style-name="Standard">
      <style:paragraph-properties fo:text-align="justify" style:justify-single-word="false"/>
      <style:text-properties officeooo:rsid="0075a90e" officeooo:paragraph-rsid="0075a90e" fo:background-color="#f58220"/>
    </style:style>
    <style:style style:name="P75" style:family="paragraph" style:parent-style-name="Standard">
      <style:paragraph-properties fo:text-align="justify" style:justify-single-word="false"/>
      <style:text-properties fo:font-size="12pt" officeooo:rsid="006c7b2a" officeooo:paragraph-rsid="006c7b2a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0313848" officeooo:paragraph-rsid="00313848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0313848" officeooo:paragraph-rsid="00704b15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0704b15" officeooo:paragraph-rsid="00704b15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0704b15" officeooo:paragraph-rsid="0072c8d2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0736556" officeooo:paragraph-rsid="00736556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05c5ac7" officeooo:paragraph-rsid="0075a90e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06c7b2a" officeooo:paragraph-rsid="006c7b2a" fo:background-color="#f58220" style:font-size-asian="12pt" style:font-size-complex="12pt"/>
    </style:style>
    <style:style style:name="P83" style:family="paragraph" style:parent-style-name="Standard">
      <style:paragraph-properties fo:text-align="justify" style:justify-single-word="false"/>
      <style:text-properties fo:font-size="12pt" fo:font-weight="bold" officeooo:rsid="00704b15" officeooo:paragraph-rsid="00704b15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2pt" fo:font-weight="bold" officeooo:rsid="00704b15" officeooo:paragraph-rsid="0072c8d2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2pt" officeooo:rsid="00736556" officeooo:paragraph-rsid="00736556" style:font-size-asian="10.5pt" style:font-size-complex="12pt"/>
    </style:style>
    <style:style style:name="P86" style:family="paragraph" style:parent-style-name="Standard">
      <style:paragraph-properties fo:text-align="justify" style:justify-single-word="false"/>
      <style:text-properties officeooo:rsid="00566154" officeooo:paragraph-rsid="00566154"/>
    </style:style>
    <style:style style:name="P87" style:family="paragraph" style:parent-style-name="Standard">
      <style:paragraph-properties fo:text-align="justify" style:justify-single-word="false"/>
      <style:text-properties officeooo:rsid="00566154" officeooo:paragraph-rsid="006ddda2"/>
    </style:style>
    <style:style style:name="P88" style:family="paragraph" style:parent-style-name="Standard">
      <style:paragraph-properties fo:text-align="justify" style:justify-single-word="false"/>
      <style:text-properties officeooo:rsid="00313848" officeooo:paragraph-rsid="0067ea74"/>
    </style:style>
    <style:style style:name="P89" style:family="paragraph" style:parent-style-name="Standard">
      <style:paragraph-properties fo:text-align="justify" style:justify-single-word="false"/>
      <style:text-properties officeooo:rsid="005c5ac7" officeooo:paragraph-rsid="005c5ac7"/>
    </style:style>
    <style:style style:name="P90" style:family="paragraph" style:parent-style-name="Standard">
      <style:paragraph-properties fo:text-align="justify" style:justify-single-word="false"/>
      <style:text-properties officeooo:rsid="005c5ac7" officeooo:paragraph-rsid="0075a90e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566154" officeooo:paragraph-rsid="00566154" fo:background-color="#f5822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bdd2" style:font-weight-asian="bold" style:font-weight-complex="bold"/>
    </style:style>
    <style:style style:name="T3" style:family="text">
      <style:text-properties fo:font-weight="bold" officeooo:rsid="004d0c62" style:font-weight-asian="bold" style:font-weight-complex="bold"/>
    </style:style>
    <style:style style:name="T4" style:family="text">
      <style:text-properties fo:font-weight="bold" officeooo:rsid="00578e8f" style:font-weight-asian="bold" style:font-weight-complex="bold"/>
    </style:style>
    <style:style style:name="T5" style:family="text">
      <style:text-properties fo:font-weight="bold" officeooo:rsid="006b2da4" style:font-weight-asian="bold" style:font-weight-complex="bold"/>
    </style:style>
    <style:style style:name="T6" style:family="text">
      <style:text-properties fo:font-weight="bold" fo:background-color="#fff200" loext:char-shading-value="0" style:font-weight-asian="bold" style:font-weight-complex="bold"/>
    </style:style>
    <style:style style:name="T7" style:family="text">
      <style:text-properties fo:font-weight="bold" officeooo:rsid="005a2100" fo:background-color="#fff200" loext:char-shading-value="0" style:font-weight-asian="bold" style:font-weight-complex="bold"/>
    </style:style>
    <style:style style:name="T8" style:family="text">
      <style:text-properties fo:font-weight="bold" officeooo:rsid="0061a8b2" fo:background-color="#fff200" loext:char-shading-value="0" style:font-weight-asian="bold" style:font-weight-complex="bold"/>
    </style:style>
    <style:style style:name="T9" style:family="text">
      <style:text-properties officeooo:rsid="001af44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f8c4f" style:font-style-asian="italic" style:font-style-complex="italic"/>
    </style:style>
    <style:style style:name="T12" style:family="text">
      <style:text-properties officeooo:rsid="002794d7"/>
    </style:style>
    <style:style style:name="T13" style:family="text">
      <style:text-properties officeooo:rsid="002a96f7"/>
    </style:style>
    <style:style style:name="T14" style:family="text">
      <style:text-properties officeooo:rsid="002f8c4f"/>
    </style:style>
    <style:style style:name="T15" style:family="text">
      <style:text-properties officeooo:rsid="00305f44"/>
    </style:style>
    <style:style style:name="T16" style:family="text">
      <style:text-properties officeooo:rsid="00313848"/>
    </style:style>
    <style:style style:name="T17" style:family="text">
      <style:text-properties officeooo:rsid="003486b7"/>
    </style:style>
    <style:style style:name="T18" style:family="text">
      <style:text-properties officeooo:rsid="00362da5"/>
    </style:style>
    <style:style style:name="T19" style:family="text">
      <style:text-properties officeooo:rsid="0038163c"/>
    </style:style>
    <style:style style:name="T20" style:family="text">
      <style:text-properties fo:background-color="#fff200" loext:char-shading-value="0"/>
    </style:style>
    <style:style style:name="T21" style:family="text">
      <style:text-properties officeooo:rsid="00578e8f" fo:background-color="#fff200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5b5b1b" fo:background-color="transparent" loext:char-shading-value="0"/>
    </style:style>
    <style:style style:name="T24" style:family="text">
      <style:text-properties officeooo:rsid="00490824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a34a6" style:font-style-asian="normal" style:font-style-complex="normal"/>
    </style:style>
    <style:style style:name="T27" style:family="text">
      <style:text-properties officeooo:rsid="00326188"/>
    </style:style>
    <style:style style:name="T28" style:family="text">
      <style:text-properties officeooo:rsid="00566154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officeooo:rsid="00578e8f" style:font-size-asian="8pt" style:font-size-complex="8pt"/>
    </style:style>
    <style:style style:name="T31" style:family="text">
      <style:text-properties fo:font-size="8pt" officeooo:rsid="005b5b1b" style:font-size-asian="8pt" style:font-size-complex="8pt"/>
    </style:style>
    <style:style style:name="T32" style:family="text">
      <style:text-properties fo:font-size="8pt" officeooo:rsid="006ddda2" style:font-size-asian="8pt" style:font-size-complex="8pt"/>
    </style:style>
    <style:style style:name="T33" style:family="text">
      <style:text-properties fo:font-size="8pt" officeooo:rsid="0073ede4" style:font-size-asian="8pt" style:font-size-complex="8pt"/>
    </style:style>
    <style:style style:name="T34" style:family="text">
      <style:text-properties fo:font-size="8pt" fo:font-style="italic" style:font-size-asian="8pt" style:font-style-asian="italic" style:font-size-complex="8pt" style:font-style-complex="italic"/>
    </style:style>
    <style:style style:name="T35" style:family="text">
      <style:text-properties fo:font-size="8pt" fo:font-style="italic" officeooo:rsid="00578e8f" fo:background-color="transparent" loext:char-shading-value="0" style:font-size-asian="8pt" style:font-style-asian="italic" style:font-size-complex="8pt" style:font-style-complex="italic"/>
    </style:style>
    <style:style style:name="T36" style:family="text">
      <style:text-properties officeooo:rsid="00578e8f"/>
    </style:style>
    <style:style style:name="T37" style:family="text">
      <style:text-properties officeooo:rsid="005a2100"/>
    </style:style>
    <style:style style:name="T38" style:family="text">
      <style:text-properties officeooo:rsid="005b5b1b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693c55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officeooo:rsid="006ddda2"/>
    </style:style>
    <style:style style:name="T43" style:family="text">
      <style:text-properties fo:background-color="#f58220" loext:char-shading-value="0"/>
    </style:style>
    <style:style style:name="T44" style:family="text">
      <style:text-properties officeooo:rsid="007137a9"/>
    </style:style>
    <style:style style:name="T45" style:family="text">
      <style:text-properties officeooo:rsid="0072c8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ĘTLE</text:p>
      <text:p text:style-name="P1"><text:span text:style-name="T1">Wykonanie pętli n razy</text:span> <text:span text:style-name="T9">(tu:0,1,2,3)</text:span></text:p>
      <text:p text:style-name="P50">for i in range(0,4):</text:p>
      <text:p text:style-name="P4">Pętla przez pozycje listy/krotki &lt;d&gt;</text:p>
      <text:p text:style-name="P27">for i in d:</text:p>
      <text:p text:style-name="P21">Pętla przez klucze słownika &lt;d&gt;</text:p>
      <text:p text:style-name="P27">for key in d:</text:p>
      <text:p text:style-name="P3">Sumowanie wartości listy/krotki &lt;numbers&gt;</text:p>
      <text:p text:style-name="P28">sum=0</text:p>
      <text:p text:style-name="P28"><text:s text:c="4"/>for i in numbers:</text:p>
      <text:p text:style-name="P28"><text:s text:c="8"/>sum=sum+i</text:p>
      <text:p text:style-name="P7">Pętla wymuszająca powtórki w razie błędu</text:p>
      <text:p text:style-name="P42">while True:</text:p>
      <text:p text:style-name="P42"><text:s text:c="4"/>try:</text:p>
      <text:p text:style-name="P42"><text:s text:c="8"/>x = int(input("Wpisz numer indexu: "))</text:p>
      <text:p text:style-name="P42"><text:s text:c="8"/>break <text:span text:style-name="T10">(to przerywa pętlę)</text:span></text:p>
      <text:p text:style-name="P42"><text:s text:c="4"/>except Exception:</text:p>
      <text:p text:style-name="P42"><text:s text:c="8"/>print ("powinna być liczba całkowita")</text:p>
      <text:p text:style-name="P45"/>
      <text:p text:style-name="P50"/>
      <text:p text:style-name="P9">PRZETWARZANIE LIST/STRINGÓW</text:p>
      <text:p text:style-name="P22">Dodanie pozycji do listy</text:p>
      <text:p text:style-name="P1">list.append(arg1)</text:p>
      <text:p text:style-name="P23">Utworzenie listy wartości z przedziału (1,49)</text:p>
      <text:p text:style-name="P1">a = range(1, 49)</text:p>
      <text:p text:style-name="P1">lista=list(a)</text:p>
      <text:p text:style-name="P22">Utworzenie listy kluczy słownika &lt;d&gt;</text:p>
      <text:p text:style-name="P1">my_keys=list(d.keys())</text:p>
      <text:p text:style-name="P19">Lista/string w odwrotnej kolejności</text:p>
      <text:p text:style-name="P58">reverse=list[::-1]</text:p>
      <text:p text:style-name="P10">Losowe zmieszanie kolejnośći elementów listy</text:p>
      <text:p text:style-name="P49">from random import shuffle</text:p>
      <text:p text:style-name="P46">shuffle(list) <text:span text:style-name="T10">(uwaga: to jest oddzielny wiersz kodu</text:span></text:p>
      <text:p text:style-name="P59">Lista składana, odrzucanie stringów z listy</text:p>
      <text:p text:style-name="P46"><text:span text:style-name="T26">r</text:span><text:span text:style-name="T25">esult = [i for i in </text:span><text:span text:style-name="T26">list</text:span><text:span text:style-name="T25"> if type(i)!= str]</text:span><text:span text:style-name="T10"> </text:span></text:p>
      <text:p text:style-name="P26"/>
      <text:p text:style-name="P26"/>
      <text:p text:style-name="P24">SPRAWDZENIA</text:p>
      <text:p text:style-name="P2">Sprawdzenie, czy klucz &lt;movie&gt; istnieje w słowniku &lt;d&gt;</text:p>
      <text:p text:style-name="P29">if "movie" in d:</text:p>
      <text:p text:style-name="P18">Sprawdzanie czy x znajduje się na liście &lt;l&gt;</text:p>
      <text:p text:style-name="P29">if x in <text:span text:style-name="T24">l</text:span>:</text:p>
      <text:p text:style-name="P20">Sprawdzanie, czy lista &lt;list&gt;jest pusta</text:p>
      <text:p text:style-name="P33">if len(list)==0: <text:s/>lub if not list:</text:p>
      <text:p text:style-name="P8">Sprawdzenie czy obiekt <text:span text:style-name="T13">&lt;a&gt; </text:span>jest liczbą całkowitą, zmiennoprzec. lub tekstem</text:p>
      <text:p text:style-name="P43">if type(a) == int: <text:s/><text:span text:style-name="T14">(</text:span><text:span text:style-name="T11">albo</text:span><text:span text:style-name="T14"> </text:span><text:span text:style-name="T11">np.</text:span><text:span text:style-name="T14"> if a!=int:)</text:span></text:p>
      <text:p text:style-name="P43">if type(a) == float:</text:p>
      <text:p text:style-name="P44">if type(a) == <text:span text:style-name="T12">str:</text:span></text:p>
      <text:p text:style-name="P25"/>
      <text:p text:style-name="P25"/>
      <text:p text:style-name="P25"/>
      <text:p text:style-name="P45"><text:span text:style-name="T1">ERRORY, </text:span><text:span text:style-name="T2">OBSŁUGA WYJĄTKÓW</text:span></text:p>
      <text:p text:style-name="P40">uzupełnić</text:p>
      <text:p text:style-name="P45"/>
      <text:p text:style-name="P17">Uzupełnienie errora o opis</text:p>
      <text:p text:style-name="P25">except ValueError as e:</text:p>
      <text:p text:style-name="P25"><text:s text:c="4"/>print ("nie działa, error " + str(e))</text:p>
      <text:p text:style-name="P25"/>
      <text:p text:style-name="P25"/>
      <text:p text:style-name="P52"/>
      <text:p text:style-name="P5">MODUŁY</text:p>
      <text:p text:style-name="P5">Wyznaczenie daty jutrzejszej</text:p>
      <text:p text:style-name="P38">import datetime</text:p>
      <text:p text:style-name="P36">result=datetime.date.today() + datetime.timedelta(days=1)</text:p>
      <text:p text:style-name="P11">Jak wskazać bieżący czas <text:span text:style-name="T15">w określonym formacie (są różne możliwości, zajrzeć do dokumentacji)</text:span></text:p>
      <text:p text:style-name="P48">import datetime</text:p>
      <text:p text:style-name="P37">now=datetime.datetime.now().strftime('%H:%M:%S')</text:p>
      <text:p text:style-name="P5">Wyznaczenie liczby losowej z przedziału 1-6</text:p>
      <text:p text:style-name="P38">import random</text:p>
      <text:p text:style-name="P50">rnd = random.randint(1,6)</text:p>
      <text:p text:style-name="P6">Importowanie html z adresu web</text:p>
      <text:p text:style-name="P39">import requests </text:p>
      <text:p text:style-name="P50">r1 = requests.get('https://coderslab.pl/pl/')</text:p>
      <text:p text:style-name="P41">r1.text <text:span text:style-name="T10">daje w wyniku html strony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0"/>
      <text:p text:style-name="P12">FLASK</text:p>
      <text:p text:style-name="P12">Na początku trzeba zainstalować flask, potem importować Flask (opc. request)</text:p>
      <text:p text:style-name="P47">from flask import Flask, request</text:p>
      <text:p text:style-name="P47"><text:bookmark-start text:name="__DdeLink__157_509996249"/>app=Flask(__name__)<text:bookmark-end text:name="__DdeLink__157_509996249"/></text:p>
      <text:p text:style-name="P47"><text:bookmark-start text:name="__DdeLink__159_509996249"/>@app.route("/")</text:p>
      <text:p text:style-name="P47">def main():</text:p>
      <text:p text:style-name="P47"><text:s text:c="4"/>return "Spokojnie, działa"<text:bookmark-end text:name="__DdeLink__159_509996249"/></text:p>
      <text:p text:style-name="P47">J<text:span text:style-name="T1">ak usta</text:span><text:span text:style-name="T3">wi</text:span><text:span text:style-name="T1">ć GET </text:span><text:span text:style-name="T3">lub</text:span><text:span text:style-name="T1"> POST (GET jest domyślny)</text:span></text:p>
      <text:p text:style-name="P12">a) w html</text:p>
      <text:p text:style-name="P30">&lt;form method='post'&gt;</text:p>
      <text:p text:style-name="P12">b) w dekoratorze</text:p>
      <text:p text:style-name="P47">@app.route("/form", methods=["POST"])</text:p>
      <text:p text:style-name="P13">Jak podać kod html na stronę</text:p>
      <text:p text:style-name="P30">@app.route("/")</text:p>
      <text:p text:style-name="P30">def give_me_html():</text:p>
      <text:p text:style-name="P30"><text:s text:c="4"/><text:span text:style-name="T20">return """</text:span></text:p>
      <text:p text:style-name="P34"><text:span text:style-name="T22"><text:tab/></text:span><text:span text:style-name="T16">tu kod html</text:span></text:p>
      <text:p text:style-name="P35"><text:span text:style-name="T22"><text:tab/></text:span>"""</text:p>
      <text:p text:style-name="P15">Pobieranie requestem danych z formularza wypełnionego wcześniej</text:p>
      <text:p text:style-name="P30"><text:bookmark-start text:name="__DdeLink__164_509996249"/>@app.route("/", methods=["POST"])</text:p>
      <text:p text:style-name="P30">def form_post():</text:p>
      <text:p text:style-name="P31"><text:span text:style-name="T19"><text:s text:c="4"/>nam</text:span>e = <text:span text:style-name="T20">request.form["first_name"]</text:span></text:p>
      <text:p text:style-name="P30"><text:s text:c="4"/>return "Witaj " + name + "!"<text:bookmark-end text:name="__DdeLink__164_509996249"/></text:p>
      <text:p text:style-name="P16">Podawanie formatu w dekoratorze</text:p>
      <text:p text:style-name="P32">@app.route("/show/<text:span text:style-name="T20">&lt;int:age&gt;</text:span>")</text:p>
      <text:p text:style-name="P30"/>
      <text:p text:style-name="P12">Jak uruchomić aplikację</text:p>
      <text:p text:style-name="P47">app.run()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7">`</text:p>
      <text:p text:style-name="P13">HTML</text:p>
      <text:p text:style-name="P14">Link, w tym przypadku ‘hello’ odnosi się do dekoratora hello, <text:span text:style-name="T18">używamy Flaska</text:span></text:p>
      <text:p text:style-name="P53">&lt;a href='hello'&gt;hello link&lt;/a&gt;</text:p>
      <text:p text:style-name="P14">Demo formularza <text:span text:style-name="T17">(inputbox, opcja, button)</text:span></text:p>
      <text:p text:style-name="P54">&lt;form method='post'&gt;</text:p>
      <text:p text:style-name="P54"><text:s text:c="5"/>&lt;label&gt;</text:p>
      <text:p text:style-name="P54"><text:s text:c="12"/>First number</text:p>
      <text:p text:style-name="P54"><text:s text:c="12"/>&lt;input type ='number' </text:p>
      <text:p text:style-name="P54"><text:s text:c="12"/>name='first_number'</text:p>
      <text:p text:style-name="P54"><text:s text:c="6"/>&lt;/label&gt; </text:p>
      <text:p text:style-name="P54"><text:s text:c="6"/>&lt;/label&gt;</text:p>
      <text:p text:style-name="P54"><text:s text:c="11"/>&lt;select name='calc_type'&gt;</text:p>
      <text:p text:style-name="P54"><text:s text:c="17"/>&lt;option value='plus'&gt;+&lt;/option&gt;</text:p>
      <text:p text:style-name="P54"><text:s text:c="18"/>&lt;option value='minus'&gt;-&lt;/option&gt;</text:p>
      <text:p text:style-name="P56"><text:s text:c="12"/>&lt;/select</text:p>
      <text:p text:style-name="P55"><text:s text:c="6"/>&lt;/label&gt;</text:p>
      <text:p text:style-name="P69"><text:span text:style-name="T27"><text:s text:c="6"/>&lt;input type="submit" value="Wyślij"&gt;</text:span><text:bookmark-start text:name="__DdeLink__162_509996249"/></text:p>
      <text:p text:style-name="P55"><text:s text:c="6"/><text:bookmark-end text:name="__DdeLink__162_509996249"/></text:p>
      <text:p text:style-name="P5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1"><text:soft-page-break/>KLASY:</text:p>
      <text:p text:style-name="P60"/>
      <text:p text:style-name="P60"><text:span text:style-name="T1">class Nazwa:</text:span> <text:s text:c="3"/><text:span text:style-name="T34">#z dużej litery!</text:span></text:p>
      <text:p text:style-name="P60"><text:span text:style-name="T34"><text:tab/></text:span><text:span text:style-name="T35">Dodać opis w triple apostrophe</text:span></text:p>
      <text:p text:style-name="P60"><text:tab/>atrybut_klasy = 111</text:p>
      <text:p text:style-name="P60"/>
      <text:p text:style-name="P60"><text:tab/><text:span text:style-name="T1">def __init__ </text:span>(<text:span text:style-name="T20">self</text:span>, par1, par2)</text:p>
      <text:p text:style-name="P60"><text:tab/><text:tab/>self.atr1 = par1 <text:span text:style-name="T29">#atrybut obiektu</text:span></text:p>
      <text:p text:style-name="P60"><text:tab/><text:tab/>self.atr2 = par2</text:p>
      <text:p text:style-name="P87"><text:tab/><text:tab/><text:span text:style-name="T42">Nazwa. </text:span>atrybut_klasy <text:span text:style-name="T42">+=1</text:span></text:p>
      <text:p text:style-name="P87"><text:tab/><text:tab/><text:span text:style-name="T32">#powyżej: opcjonalnie odbługa atrybutu klasy</text:span></text:p>
      <text:p text:style-name="P60"><text:tab/></text:p>
      <text:p text:style-name="P60"><text:tab/><text:span text:style-name="T4">def metoda</text:span><text:span text:style-name="T36">(</text:span><text:span text:style-name="T21">self</text:span><text:span text:style-name="T36">, parA, parB...):</text:span></text:p>
      <text:p text:style-name="P60"><text:tab/><text:tab/><text:span text:style-name="T36">BODY</text:span></text:p>
      <text:p text:style-name="P60"><text:tab/><text:tab/><text:span text:style-name="T36">self.atr1 = 222 </text:span><text:span text:style-name="T30">#odwołanie do atr. obiektu</text:span></text:p>
      <text:p text:style-name="P60"><text:tab/><text:tab/><text:span text:style-name="T36">return ….</text:span></text:p>
      <text:p text:style-name="P60"><text:tab/><text:tab/></text:p>
      <text:p text:style-name="P72">dziedziczenie:</text:p>
      <text:p text:style-name="P66"/>
      <text:p text:style-name="P66"><text:span text:style-name="T1">class Nazwa2(Nazwa):</text:span> <text:s/><text:span text:style-name="T29">#odwołanie do klasy nadrzędnej</text:span></text:p>
      <text:p text:style-name="P66"><text:s text:c="4"/>własny_<text:span text:style-name="T28">atrybut_klasy = </text:span>333</text:p>
      <text:p text:style-name="P66"/>
      <text:p text:style-name="P66"><text:s text:c="4"/>def __init__(self, par1, par2, parX):</text:p>
      <text:p text:style-name="P53"><text:span text:style-name="T23">       </text:span><text:span text:style-name="T38">super(Nazwa2, self).__init__(par1, par2)</text:span></text:p>
      <text:p text:style-name="P53"><text:s text:c="9"/><text:span text:style-name="T31">#to powyżej oznacza przejęcie parametrów nadrzędnej klasy</text:span></text:p>
      <text:p text:style-name="P67"><text:s text:c="9"/><text:span text:style-name="T38">self.parX = parX</text:span></text:p>
      <text:p text:style-name="P65"><text:s text:c="12"/>#to powyżej oznacza przypisanie tylko tych atrybutów, </text:p>
      <text:p text:style-name="P65"><text:s text:c="13"/>których się nie odziedziczyło</text:p>
      <text:p text:style-name="P70"/>
      <text:p text:style-name="P82">nadpisywanie metod:</text:p>
      <text:p text:style-name="P75"/>
      <text:p text:style-name="P75"><text:s text:c="3"/>def nazwa_metody: <text:s/><text:span text:style-name="T29"># zbieżna z metodą nadrzędną</text:span></text:p>
      <text:p text:style-name="P75"><text:s text:c="6"/>ciało metody</text:p>
      <text:p text:style-name="P75"><text:s text:c="6"/>super(Nazwa2, self).nazwa_metody() </text:p>
      <text:p text:style-name="P75"><text:s text:c="6"/><text:span text:style-name="T29">#opcjonalnie: to powyższe wywołuje metodę nadzędną </text:span></text:p>
      <text:p text:style-name="P75"><text:span text:style-name="T29"><text:s text:c="9"/>jako część metody nadpisanej</text:span></text:p>
      <text:p text:style-name="P67"/>
      <text:p text:style-name="P74">atrybuty niepubliczne:</text:p>
      <text:p text:style-name="P71">“_” atrybut chroniony (np. “_x”)</text:p>
      <text:p text:style-name="P71">“__” atrybut prywatny (np. “__y”)</text:p>
      <text:p text:style-name="P71">Aby odwołać się do atrybutu prywatnego poza klasą właściwą <text:span text:style-name="T40">należy wpisać nazwę atrybutu tak: _NazwaKlasy__nazwa_atrybutu </text:span></text:p>
      <text:p text:style-name="P71"><text:span text:style-name="T40">(name mangling)</text:span></text:p>
      <text:p text:style-name="P77"/>
      <text:p text:style-name="P77"/>
      <text:p text:style-name="P90">Jak sprawdzić, czy obiekt jest instancją danej klasy</text:p>
      <text:p text:style-name="P81">np: print(isinstance(obiekt, NazwaKlasy) zwraca True lub False</text:p>
      <text:p text:style-name="P77"/>
      <text:p text:style-name="P77"/>
      <text:p text:style-name="P77"/>
      <text:p text:style-name="P77"/>
      <text:p text:style-name="P78"><text:span text:style-name="T43">gettery i settery:</text:span></text:p>
      <text:p text:style-name="P78">Atrybuty chronione można pozyskiwać spoza klasy właściwej lub zmieniać przez gettery i settery. </text:p>
      <text:p text:style-name="P67"/>
      <text:p text:style-name="P83">getter <text:span text:style-name="T44">dla __nazwa_x</text:span></text:p>
      <text:p text:style-name="P78">@property</text:p>
      <text:p text:style-name="P78">def <text:span text:style-name="T44">nazwa_x(self):</text:span></text:p>
      <text:p text:style-name="P78"><text:s text:c="3"/><text:span text:style-name="T44">return self.__nazwa_x</text:span></text:p>
      <text:p text:style-name="P84"><text:span text:style-name="T45">s</text:span>etter <text:span text:style-name="T44">dla __nazwa_x</text:span></text:p>
      <text:p text:style-name="P79">@<text:span text:style-name="T45">nazwa_x.setter</text:span></text:p>
      <text:p text:style-name="P79">def <text:span text:style-name="T44">nazwa_x(self, param1):</text:span></text:p>
      <text:p text:style-name="P79"><text:s text:c="5"/><text:span text:style-name="T44">self.__nazwa_x = param1</text:span></text:p>
      <text:p text:style-name="P78"/>
      <text:p text:style-name="P80">UWAGA: w klasie definiujemy dwie metody o tej samej nazwie, z różnymi dekoratorami</text:p>
      <text:p text:style-name="P67"/>
      <text:p text:style-name="P80">przykłady użycia:</text:p>
      <text:p text:style-name="P80">print(obiekt.nazwa_x) <text:span text:style-name="T29">#wydrukuje wartość podaną przez setter, inaczej byłby error)</text:span></text:p>
      <text:p text:style-name="P85">obiekt.nazwa_x = “aaa” <text:span text:style-name="T29">#przypisze atrybutowi </text:span><text:span text:style-name="T33">obiektu </text:span><text:span text:style-name="T29">wartość, mimo że atrybut jest prywatny (dzięki setterowi)</text:span></text:p>
      <text:p text:style-name="P67"/>
      <text:p text:style-name="P67"/>
      <text:p text:style-name="P73">metody magiczne:</text:p>
      <text:p text:style-name="P61"><text:span text:style-name="T6">__init__</text:span> tworzy instancję klasy</text:p>
      <text:p text:style-name="P61"/>
      <text:p text:style-name="P61"><text:span text:style-name="T6">__</text:span><text:span text:style-name="T7">str__</text:span><text:span text:style-name="T37"> zwraca reprezentację klasy w postaci stringu (ma to być czytelne)</text:span></text:p>
      <text:p text:style-name="P63"/>
      <text:p text:style-name="P63">c<text:span text:style-name="T1">lass Nazwa:</text:span></text:p>
      <text:p text:style-name="P63">     def __str__(self):</text:p>
      <text:p text:style-name="P63">          return “Dowolny opis”</text:p>
      <text:p text:style-name="P63"/>
      <text:p text:style-name="P63">print(Nazwa) daje w wyniku string z __str__.</text:p>
      <text:p text:style-name="P64"/>
      <text:p text:style-name="P62"><text:span text:style-name="T6">__</text:span><text:span text:style-name="T8">repr</text:span><text:span text:style-name="T7">__</text:span><text:span text:style-name="T37"> podobne do __str__, jednak zasadniczo adresowane do innych deweloperów (zawiera inną treść), wykorzystywane np. przy testowaniu. Często odtwarza atrybuty instancji w postaci stringu.</text:span></text:p>
      <text:p text:style-name="P62"/>
      <text:p text:style-name="P61"><text:span text:style-name="T6">__del__</text:span> uruchamia się przy usuwaniu instancji, <text:span text:style-name="T37">zwykle po ostatnim pojawieniu w kodzie (garbage collection) </text:span></text:p>
      <text:p text:style-name="P61"/>
      <text:p text:style-name="P68">Uwaga: po angielsku podwójne podkreślenie jest często określane jako <text:span text:style-name="T1">dunder </text:span><text:span text:style-name="T5">(double underscore)</text:span><text:span text:style-name="T39">.</text:span></text:p>
      <text:p text:style-name="P53"/>
      <text:p text:style-name="P88"/>
      <text:p text:style-name="P53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9:38:42.238184236</meta:creation-date>
    <dc:date>2019-01-03T18:06:59.125712811</dc:date>
    <meta:editing-duration>P12DT8H56M29S</meta:editing-duration>
    <meta:editing-cycles>69</meta:editing-cycles>
    <meta:generator>LibreOffice/6.0.7.3$Linux_X86_64 LibreOffice_project/00m0$Build-3</meta:generator>
    <meta:document-statistic meta:table-count="0" meta:image-count="0" meta:object-count="0" meta:page-count="3" meta:paragraph-count="170" meta:word-count="696" meta:character-count="5524" meta:non-whitespace-character-count="4651"/>
  </office:meta>
</office:document-meta>
</file>